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4" style:family="paragraph" style:parent-style-name="Standard">
      <style:text-properties fo:font-weight="normal" style:font-weight-asian="normal" style:font-weight-complex="normal"/>
    </style:style>
    <style:style style:name="T1" style:family="text">
      <style:text-properties fo:background-color="#ffff00"/>
    </style:style>
    <style:style style:name="T2" style:family="text">
      <style:text-properties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rundlagen</text:p>
      <text:p text:style-name="P2"/>
      <text:p text:style-name="P1">Was ist ein Core?</text:p>
      <text:p text:style-name="P2">Eine Einheit von Recheneinheiten CPU = Core = EU</text:p>
      <text:p text:style-name="P2"/>
      <text:p text:style-name="P1">Was ist eine ALU?</text:p>
      <text:p text:style-name="P2">Arithmetical Logical Unit. Eine Recheneinheit im Core für Addition und Logische Operatoren</text:p>
      <text:p text:style-name="P2"/>
      <text:p text:style-name="P1">Was ist ein Prozess, was ein Thread?</text:p>
      <text:p text:style-name="P2">Ausführungsstrang der Zugriff auf Ressourcen des Prozesses hat. Kleinste Befehlsequenz, welche von einem Scheduler gemanaged werden kann</text:p>
      <text:p text:style-name="P2">Prozess:Reservierungseinheit der Threads</text:p>
      <text:p text:style-name="P2"/>
      <text:p text:style-name="P1">Was ist ein Betriebssystem?</text:p>
      <text:p text:style-name="P2">Der Ressourcenverteiler</text:p>
      <text:p text:style-name="P2">Kann sich mit niemandem einen Core teilen</text:p>
      <text:p text:style-name="P2"/>
      <text:p text:style-name="P1">Was sind die Ziele von verteilten Systemen?</text:p>
      <text:p text:style-name="P2">Skalierung Konsolidierung und Redundanz</text:p>
      <text:p text:style-name="P2">Verteilung von Problemen auf mehrere Systeme</text:p>
      <text:p text:style-name="P2">Bringen von vielen Problemen auf ein System</text:p>
      <text:p text:style-name="P2">Applikationen Ausfallsicher machen (z.B. Flugzeug)</text:p>
      <text:p text:style-name="P1"/>
      <text:p text:style-name="P1">Was ist SIMD was ist MIMD?</text:p>
      <text:p text:style-name="P2">Single <text:span text:style-name="T1">Input</text:span> Multiple Data, Multiple Input Multiple Data</text:p>
      <text:p text:style-name="P1"/>
      <text:p text:style-name="P1">Wie sieht das Multitasking aus bei Threads?</text:p>
      <text:p text:style-name="P2">Beim Warten eines Threads auf IO Wartezeiten, wird der Nächste von der EU gemacht.</text:p>
      <text:p text:style-name="P2">Die Instruktionen werden vom Register in den Hauptspeicher kopiert und später zurück</text:p>
      <text:p text:style-name="P1"/>
      <text:p text:style-name="P1">Was ist eine Pipeline?</text:p>
      <text:p text:style-name="P2">Threads werden in Decodieren Ausführen Fetchen und Speichern aufgeteilt. Einzelne Teile können von verschiedenen Teilen für verschiedene Threads gleichzeitig ausgeführt werden. Also wenn Thread 1 Ausführen fertig ist, kann die Ausführ Unit mit Thread2 Ausführen anfangen ohne auf das Ende des Speichern Thread1 zu warten</text:p>
      <text:p text:style-name="P1"/>
      <text:p text:style-name="P3">SIMD</text:p>
      <text:p text:style-name="P1"/>
      <text:p text:style-name="P1">Was ist Superskalarität?</text:p>
      <text:p text:style-name="P2">Mehr als ein Skalar bei Egebnissen -&gt; Superskalarität ist immer Multiple Data</text:p>
      <text:p text:style-name="P1"/>
      <text:p text:style-name="P1">Was ist eine Superskalare Pipeline?</text:p>
      <text:p text:style-name="P2">Eine Pipeline bei der mehrere gleiche Befehle gleichzeitig ausgeführt werden können</text:p>
      <text:p text:style-name="P1"/>
      <text:p text:style-name="P1">Was ist ein Superskalarer Compiler?</text:p>
      <text:p text:style-name="P2">Ein Compiler der einzelne Befehle zu einem Komplexen Befehl zusammen gruppiert.</text:p>
      <text:p text:style-name="P1"/>
      <text:p text:style-name="P1">Was ist ine Out of Order Analyse?</text:p>
      <text:p text:style-name="P2">Original Reihenfolge im Programm nicht mehr beachten, sondern so umordnen dass es optimaler wird</text:p>
      <text:p text:style-name="P1"/>
      <text:p text:style-name="P1">Was ist die Maximale Verbesserungsrate bei Superskalarität?</text:p>
      <text:p text:style-name="P2"><text:soft-page-break/>Anzahl der ALUs</text:p>
      <text:p text:style-name="P1"/>
      <text:p text:style-name="P1">Was für Out of Order Verfahren gibt es?</text:p>
      <text:p text:style-name="P2">VLIW Very Long Instruction Word: Mehrere Befehle gleichzeitig. Aber nicht Kompatibel auf verschiedenen CPUs mit verschiedenen Arten der langen Instruction Words</text:p>
      <text:p text:style-name="P2">EPIC Explicitly parallel instruction computing:</text:p>
      <text:p text:style-name="P1"/>
      <text:p text:style-name="P1">Was ist Vektor Prozessierung?<text:span text:style-name="T2"> <text:s text:c="2"/>Warum ist es schieße?</text:span></text:p>
      <text:p text:style-name="P2">Prozessierung von mehreren Werten gleichzeitig –Vektor wird eigentlich von der sprache definiert -&gt; geht nur mit primitiven sprachen. Und is in der praxis nich viel besser, braucht man auch fast nirgends, Ist aber überall weil CPUs so klein sind dass zu viel platz übrig bleibt</text:p>
      <text:p text:style-name="P1"/>
      <text:p text:style-name="P1">Was sind Synergistische Execution Units?</text:p>
      <text:p text:style-name="P2">Eine EU die Vektor und Skalarprozessierung drauf hat</text:p>
      <text:p text:style-name="P1"/>
      <text:p text:style-name="P3">Multithreading</text:p>
      <text:p text:style-name="P1"/>
      <text:p text:style-name="P1">Was ist Symetrisches Multiprocessing? Was sind die limitationen</text:p>
      <text:p text:style-name="P2">Mehrere identische Prozessoren (Damit sie sich austauschen können) Bearbeiten einen Prozess zusammen. Dabei hat jeder Prozessor einen eigenen Registersatz und eigene Pipeline usw.</text:p>
      <text:p text:style-name="P2">2-8 Cores sind typisch, weil mehr den hauptspeicher überlastet mit Traffic</text:p>
      <text:p text:style-name="P1"/>
      <text:p text:style-name="P1">Was ist Manycore?</text:p>
      <text:p text:style-name="P2">Multicore mit extrem viele cores</text:p>
      <text:p text:style-name="P1"/>
      <text:p text:style-name="P1">Was ist eine Mehrkern CPU?</text:p>
      <text:p text:style-name="P2">Mehrere Cores die sich einen Cache (Zusätzlich zu ihrem eigenen) teilen und einen Bus</text:p>
      <text:p text:style-name="P1"/>
      <text:p text:style-name="P1">Was ist Simultanious Multithreading?</text:p>
      <text:p text:style-name="P2">Hyperthreading</text:p>
      <text:p text:style-name="P2">Prozessoren können manchmal mehr als einen Befehl gleichzeitig ausführen</text:p>
      <text:p text:style-name="P2">Wenn ein Befehl zu früh fertig wird, bevor der nächste gefetched wurde sitzt er nur rum, also gibts n extra fetcher, der in dem Fall ne extra instruction bereithat. Von nem anderen Vefehlsstrang dann halt, der unabhängig vom ersten is</text:p>
      <text:p text:style-name="P1"/>
      <text:p text:style-name="P1">Was sind Turbo CPUs?</text:p>
      <text:p text:style-name="P2">CPUs übertakten</text:p>
      <text:p text:style-name="P1"/>
      <text:p text:style-name="P1">Was ist Thread Fragmentierung? Welche Arten von Thread Fragmentierung gibt es?</text:p>
      <text:p text:style-name="P2">Wie man Arbeit auf Threads aufteilt:</text:p>
      <text:p text:style-name="P2">Funktional: Unabhängige Funktionen in verschiedenen Threads machen</text:p>
      <text:p text:style-name="P2">Verbindungsbasiert: Jede Verbindung ein Thread</text:p>
      <text:p text:style-name="P2"><text:tab/><text:tab/><text:tab/>-Service only: Der der verbindung akzeptiert macht auch service</text:p>
      <text:p text:style-name="P2"><text:tab/><text:tab/><text:tab/>-Acceptor-Service: Service macher und Acceptor einzeln</text:p>
      <text:p text:style-name="P2">Compilerbasiert: Bei Unabhängigen Befehlen verschiedene Threads (lohnt sich nicht mehr weil <text:tab/><text:tab/><text:tab/><text:tab/><text:tab/>CPUs zu schnell und Threadwechsel zu lansgam</text:p>
      <text:p text:style-name="P1"/>
      <text:p text:style-name="P1">Wie funktioniert Thread Interaktion? Was ist die Vorhernachher Relation?</text:p>
      <text:p text:style-name="P2">V-N-Rel: Wenn Event A vor Event B kommen soll muss das auch so bleiben, wenn B schneller fertig ist -&gt; Was vorher und nachher ist bleibt gleich</text:p>
      <text:p text:style-name="P2">Semaphoren, Join, Monitor(??!), Threadpools, Futures, Polling</text:p>
      <text:p text:style-name="P1"/>
      <text:p text:style-name="P1"><text:soft-page-break/>Was tun bei frühzeitigem Thread Interrupt?</text:p>
      <text:p text:style-name="P2">Kindthreads / Parentthreads / Prozess Beenden</text:p>
      <text:p text:style-name="P1"/>
      <text:p text:style-name="P1">Was ist ein Kritischer Abschnitt? Wann ist eine Menge kritisch? Was gibt es für Lösungen?</text:p>
      <text:p text:style-name="P2">Ein Abschnitt in dem nur ein Thread gleichzeitig drin sein darf.</text:p>
      <text:p text:style-name="P2">Semaphoren und Mutexe (Monitor,Lock)</text:p>
      <text:p text:style-name="P2">3 Kriterien: Ist mehreren Threads bekannt, <text:s/>Größe ist variabel, Sie wird modifiziert durch threads</text:p>
      <text:p text:style-name="P1"/>
      <text:p text:style-name="P3">Multiprogramming</text:p>
      <text:p text:style-name="P1"/>
      <text:p text:style-name="P1">Wie ist der Unterschied hier zu Multithreading?</text:p>
      <text:p text:style-name="P2">Schließt Multithreading nicht aus. Nicht viele Algorithmen eignen sich wegen hohen IO Wartezeiten</text:p>
      <text:p text:style-name="P1"/>
      <text:p text:style-name="P1">Wo lohnt sich Multiprogramming?</text:p>
      <text:p text:style-name="P2">Server immer, Sequenzbasierte Algorithmen, Rekursive Algorithmen(Divide and Conquer)</text:p>
      <text:p text:style-name="P1"/>
      <text:p text:style-name="P1">Was ist der Bottleneck? Was ist eine Lösung dagegen</text:p>
      <text:p text:style-name="P2">Netzwerktraffic -&gt; Single Computer Cluster</text:p>
      <text:p text:style-name="P1"/>
      <text:p text:style-name="P1">Was sind Variable Scopes? Was haben sie mit Multiprogramming zu tun?</text:p>
      <text:p text:style-name="P2">Clients werden verschieden lange gespeichert entweder nur ganz am anfang, während der ganzen da sei zeit(session) oder während die app existiert (application scope)</text:p>
      <text:p text:style-name="P1"/>
      <text:p text:style-name="P1">Was ist ein Computer Cluster? Was für Computer Cluster gibt es?</text:p>
      <text:p text:style-name="P2">Eine Gruppierung von PC Hardwares.</text:p>
      <text:p text:style-name="P2">Single CC : Mehrere CPU mit eigenem RAM aber bspw. Geteilter Hauptspeicher</text:p>
      <text:p text:style-name="P2">Multi CC: Serverfarm, BeowulfCluster/Kellerrack,Bladerack,</text:p>
      <text:p text:style-name="P1"/>
      <text:p text:style-name="P1">Was ist ein Computer Grid?</text:p>
      <text:p text:style-name="P2">So wie ein Cluster von mehreren Pcs die Weltweit verteilt sind</text:p>
      <text:p text:style-name="P2">Unterschied zu Clustern ist, dass der Normalfall ist dass Knoten nicht verfügbar sind, IO Wartezeiten länger und nur VektorAlgorithmen möglich sind</text:p>
      <text:p text:style-name="P1"/>
      <text:p text:style-name="P1">Was für Algorithmen lassen sich mit Computer Grids lösen?</text:p>
      <text:p text:style-name="P2">Vektorbasierte</text:p>
      <text:p text:style-name="P1"/>
      <text:p text:style-name="P1">Was ist hier schwieriger als bei Computer Clustern?</text:p>
      <text:p text:style-name="P2">Man muss mit Timeouts arbeiten, falls einer nicht antwortet kein bock hat oder tot is</text:p>
      <text:p text:style-name="P2"/>
      <text:p text:style-name="P1">Was für Grids gibt es?</text:p>
      <text:p text:style-name="P2">Shared Comp Grids, Wissenschaftlkiche Grids, Botnetze</text:p>
      <text:p text:style-name="P1"/>
      <text:p text:style-name="P1">Was für Grobe DesignStrukturen gibt es bei Grids?</text:p>
      <text:p text:style-name="P2">Hierarchisch mit Master, der Rechnen darf auf anderen</text:p>
      <text:p text:style-name="P2">Peer to Peer wo jeder Rechenanfragen schicken darf</text:p>
      <text:p text:style-name="P1"/>
      <text:p text:style-name="P3">InterprozessKommunikation</text:p>
      <text:p text:style-name="P1"/>
      <text:p text:style-name="P1">Was ist der Unterschied hier zwischen Inter und Intra?</text:p>
      <text:p text:style-name="P2">Intra wäre auf einem System. Inter ist also mit Internet mit TCP/IP</text:p>
      <text:p text:style-name="P1"/>
      <text:p text:style-name="P1"><text:soft-page-break/>Wie funktioniert 1:1 Kommunikation? Wie addressiert man einen ServerProzess eindeutig?</text:p>
      <text:p text:style-name="P2">Mit TCP/IP, IPClient+PORTClient</text:p>
      <text:p text:style-name="P2">Client: Sendet Schläft Empfängt</text:p>
      <text:p text:style-name="P2">Server: schläft, macht, antwortet</text:p>
      <text:p text:style-name="P1"/>
      <text:p text:style-name="P1">Wie funktioniert 1:n Kommunikation? Was ist der Unterschied von Broadcast zu Multicast? Wie funktioniert ein Multicast?</text:p>
      <text:p text:style-name="P2">Mit UDP/IP Multicast, Unterschied ist, dass man auswählt wers bekommen soll, muss aber nur ein Paket schicken.</text:p>
      <text:p text:style-name="P1"/>
      <text:p text:style-name="P1">Was ist die EBNF?</text:p>
      <text:p text:style-name="P2">Erweiterte Bachus Nauer Form, Syntaxbeschreibungssprache</text:p>
      <text:p text:style-name="P1"/>
      <text:p text:style-name="P1">Was ist ein Remote Procedure Call? Was ist Marshalling?</text:p>
      <text:p text:style-name="P2">Prozess wird remotely aufgerufen. Parameter werden gemarshalled geschickt. </text:p>
      <text:p text:style-name="P2">Empfangen geunmarshalled, verarbeitet ergebnis wird gemarshalled zurückgeschickt ungemarshalled.</text:p>
      <text:p text:style-name="P2">Marshalling ist Programmiersprachen unabhängige serealisierung von Objekten</text:p>
      <text:p text:style-name="P1"/>
      <text:p text:style-name="P1">Was ist ein Service? Was ein Webservice?</text:p>
      <text:p text:style-name="P2">Schnittstelle welche über Prozessgrenzen hinweg bereitsteht, Webservice das + ist über HTTP erreichbar</text:p>
      <text:p text:style-name="P1"/>
      <text:p text:style-name="P1">Was ist ein Subjekt orientierter was ein Objekt orientierter Webservice?</text:p>
      <text:p text:style-name="P2">Subjekt: Der macher wird adressiert. Und eine Anfrage wird übergeben</text:p>
      <text:p text:style-name="P2">Objekt: Das was verändert werden soll wird adressiert. Eine Anfrage übergeben. Wer das macht wird nie gesagt.</text:p>
      <text:p text:style-name="P1"/>
      <text:p text:style-name="P1">Was ist WSDL? Wie ist eine WSDL Datei aufgebaut?</text:p>
      <text:p text:style-name="P2">Web Service Description Language</text:p>
      <text:p text:style-name="P2">Typ Sektion:Typen und Parameter der Funktionen definiert</text:p>
      <text:p text:style-name="P2">Interface Sektion:Funktionen beschrieben Meta mäßig+Mapping auf Parameter defs von Typ <text:tab/><text:tab/><text:tab/><text:tab/><text:tab/><text:tab/><text:tab/><text:tab/><text:tab/><text:tab/><text:tab/><text:tab/><text:tab/>Sektion</text:p>
      <text:p text:style-name="P2">Binding Sektion: Wie erreichbar (Protokoll)</text:p>
      <text:p text:style-name="P2">Service Sektion: Wo erreichbar (URL)</text:p>
      <text:p text:style-name="P1"/>
      <text:p text:style-name="P1">Was ist SOAP? Wie ist SOAP aufgebaut? Wie funktioniert es grob?</text:p>
      <text:p text:style-name="P2">Simple Object Access Protocoll</text:p>
      <text:p text:style-name="P2">Header mit Wos hinsoll, Body mit was drinsteht</text:p>
      <text:p text:style-name="P2">man schickt einen Brif und erhält einen Brief -&gt; Protokollneutral</text:p>
      <text:p text:style-name="P1"/>
      <text:p text:style-name="P1">Was für Middleware benutzt man oft in Java um das alles einfacher zu machen?</text:p>
      <text:p text:style-name="P2">Jax-WS</text:p>
      <text:p text:style-name="P1"/>
      <text:p text:style-name="P1">Was braucht man um damit zu arbeiten?</text:p>
      <text:p text:style-name="P2">WSDL Datei, Server Klasse, Server Interface(inklusive Interface HALO)</text:p>
      <text:p text:style-name="P1"/>
      <text:p text:style-name="P1">Was ist ein Request/Response Bean?</text:p>
      <text:p text:style-name="P2">Weiß nich</text:p>
      <text:p text:style-name="P1"/>
      <text:p text:style-name="P1">Wie sehen die Annotationen dieser Technologie aus? Was ist eine Annotation?</text:p>
      <text:p text:style-name="P2">Ist ein vom Compiler angegucktes Kommentar</text:p>
      <text:p text:style-name="P2"><text:soft-page-break/>man braucht @webservice zur service beschreibung, @webparam um params zu beschreiben, @oneway um aynchronität zu beschreiben</text:p>
      <text:p text:style-name="P1"/>
      <text:p text:style-name="P1">Was ist bei Webservices Top-Down Was Bottom Up Development?</text:p>
      <text:p text:style-name="P2">Bottom Up ist automatisch generiertes zeug zur Laufzeit durch Interfaces</text:p>
      <text:p text:style-name="P2">Top Down Entwicklunszeitgenerierung ausgehend von der WSDL</text:p>
      <text:p text:style-name="P1"/>
      <text:p text:style-name="P1">Was ist REST? Was ist der Unterschied zwischen RESTless und RESTfull?</text:p>
      <text:p text:style-name="P2">Das eine ist subjekt das andere Objekt orientiert. Beim Subjekt orientierten muss man sich immer auf die neuesten Änderungen im Service einstellen, beim anderen weniger</text:p>
      <text:p text:style-name="P1"/>
      <text:p text:style-name="P3">Verteilte Daten</text:p>
      <text:p text:style-name="P1"/>
      <text:p text:style-name="P1">Was ist Fragmentierung? Was für Architekturen gibt es hier?</text:p>
      <text:p text:style-name="P2">Daten in Überlappungsfreie Teile aufteilen</text:p>
      <text:p text:style-name="P1"/>
      <text:p text:style-name="P1">Was ist Replikation? Was für Architekturen gibt es hier? Was sind ihre Vor und Nachteile?</text:p>
      <text:p text:style-name="P2">Es gibt Replikate, Einen Master auf den man schreibt.</text:p>
      <text:p text:style-name="P2">Primary Backup Schema: Nur ein Master</text:p>
      <text:p text:style-name="P2">MultiPrimary Schema: Jeder kann temp zum Master werden</text:p>
      <text:p text:style-name="P2"><text:tab/>++Ausfallsicherheit beim Schreiben</text:p>
      <text:p text:style-name="P2"><text:tab/>++Nur eine Datenverbindung nötig</text:p>
      <text:p text:style-name="P1"/>
      <text:p text:style-name="P1">Welche zwei Vorgehensweisen gibt es bei einem Update?</text:p>
      <text:p text:style-name="P2">Veränderte Datei wird rausgeschickt.</text:p>
      <text:p text:style-name="P2">Notification zu log eintrag wird geschick -&gt; gleicher vorgang wie nachm absturz</text:p>
      <text:p text:style-name="P1"/>
      <text:p text:style-name="P1">Was ist Caching? Was für Cache <text:s/>Topologien gibt es?</text:p>
      <text:p text:style-name="P2">Teilweise fortlaufende Kopie</text:p>
      <text:p text:style-name="P2">Cache 1:1, 1:n, n:1 Datenbestand</text:p>
      <text:p text:style-name="P1"/>
      <text:p text:style-name="P1">Was ist ein Hit Was ein Miss? Was für Verfahren gibt es um Misse zu minimieren?</text:p>
      <text:p text:style-name="P2">Hit wenn das zu lesende im Cache is, Miss wenn nich.</text:p>
      <text:p text:style-name="P2">Random, Least Recently Used, Least Frequently Used, Most Recently Used, Hash Random</text:p>
      <text:p text:style-name="P1"/>
      <text:p text:style-name="P1">Was für Arten des Schreibens gibt es bei einem Verteilten Cache?</text:p>
      <text:p text:style-name="P2">1.in Cache schreiben, auf Datenbestand, aus anderen Caches schmeissen.</text:p>
      <text:p text:style-name="P2">Snoopy Cache: Schreibanfrage an alle Caches per UDP Multicast -&gt; ein Schritt weniger</text:p>
      <text:p text:style-name="P2">versionierter Cache wenn Client Version &lt;= Cache Version ist Aktuellgenug</text:p>
      <text:p text:style-name="P1"/>
      <text:p text:style-name="P1">Was ist Content Distribution? Was ist ein Content Delivery Network?</text:p>
      <text:p text:style-name="P2">Mediendaten zur verfügung stellen ;;: Damit ich nichts aus Amerika oder China lade</text:p>
      <text:p text:style-name="P1"/>
      <text:p text:style-name="P1">Was für Verfahren gibt es dabei?</text:p>
      <text:p text:style-name="P2">HTTP Redirect, NAT(CDN ist in Intranet mit Gateways), Verteilte Hashtabelle</text:p>
      <text:p text:style-name="P1"/>
      <text:p text:style-name="P1">Was ist der Unterschied zwischen Relationalen und Hierarchischen Datenbanken?</text:p>
      <text:p text:style-name="P2">Relationale nur Tabellen, Hierarchische irgendwas</text:p>
      <text:p text:style-name="P2">relationale sind schneller</text:p>
      <text:p text:style-name="P1"/>
      <text:p text:style-name="P1">Was sind die ACID Kriterien? Erkläre sie!</text:p>
      <text:p text:style-name="P2">Atomarität: Alles wird ganz oder gar nicht gemacht</text:p>
      <text:p text:style-name="P2"><text:soft-page-break/>Consistency: Daten haben keine Widersprüche (Redundanzen erzeugen widersprüche)</text:p>
      <text:p text:style-name="P2">Isolation: <text:s/>Es gibt Grenzen zu wer alles an einem ding gleichzeitig sein kann (optimal nur einer)</text:p>
      <text:p text:style-name="P2">Durability / Dauerhaftigkeit: Während Update darf sich die Datei nich durch wen anders ändern</text:p>
      <text:p text:style-name="P1"/>
      <text:p text:style-name="P1">Sind diese Kriterien bei einzelnen SQL Befehlen erfüllt? Für Sequenzen von Befehlen?</text:p>
      <text:p text:style-name="P2">Einzeln ja, außer konsistenz -&gt; Fremdschlüssel(keine redundanzen)</text:p>
      <text:p text:style-name="P2">serie: nein; wie bei einzeln, unterschiedlich,nein -&gt; synchronisation</text:p>
      <text:p text:style-name="P1"/>
      <text:p text:style-name="P1">Was für Fremdschlüssel Contstraints gibt es?</text:p>
      <text:p text:style-name="P2">CASCADE, SET NULL, RESTRICT</text:p>
      <text:p text:style-name="P1"/>
      <text:p text:style-name="P1">Was ist hierbei Synchronisationj? Was für Arten der Synchronisation gibt es?</text:p>
      <text:p text:style-name="P2">Dass nicht mehrere das gleiche ändern können gleichzeitig</text:p>
      <text:p text:style-name="P2">Ausschlussverfahren: nur eine Person</text:p>
      <text:p text:style-name="P2">Versionierung: Versionsspalte/feld</text:p>
      <text:p text:style-name="P2">Sperr: bis einer fertig ist, wirds gesperrt</text:p>
      <text:p text:style-name="P1"/>
      <text:p text:style-name="P1">Was sind Transaktionen? Was gibt es hier für einen Isolationsgrad? Wie sieht es hier mit ACID aus?</text:p>
      <text:p text:style-name="P2">read_uncomitted-read_committed_repeatable_read-serializable</text:p>
      <text:p text:style-name="P2">ACID: ja, Normalformen angewiesen, unterschiedlich, ja(versionierung)</text:p>
      <text:p text:style-name="P1"/>
      <text:p text:style-name="P1">Was für Arten von Transaktionen gibt es?</text:p>
      <text:p text:style-name="P2">Lokale: Start Transaction -&gt; Commit -&gt; Rollback (die Befehle)</text:p>
      <text:p text:style-name="P2">Verteilte: mehrere lokale gleichzeitig koordiniert. Vor commit ein Prepare. Sonst ein Rollback für <text:tab/><text:tab/><text:tab/><text:tab/><text:tab/><text:tab/><text:tab/><text:tab/><text:tab/><text:tab/><text:tab/><text:tab/><text:tab/>alle</text:p>
      <text:p text:style-name="P2">Buisness/Kompensation: Umkehrvertrag ding (keine echte Transaktion)</text:p>
      <text:p text:style-name="P1"/>
      <text:p text:style-name="P1">Was sind verteilte Datenbanken? Was für Möglichkeiten gibt es hierbei? Erläutere sie!</text:p>
      <text:p text:style-name="P2">Datenlager: Alte dinger für Marktsurveys</text:p>
      <text:p text:style-name="P2">Fragmentierte: Teilt DB auf in Tabellen, oder Tabellen in Teile (Hor oder vert.) --scheisse</text:p>
      <text:p text:style-name="P2">Cluster: Replikat DB</text:p>
      <text:p text:style-name="P1"/>
      <text:p text:style-name="P2"/>
      <text:p text:style-name="P2"/>
      <text:p text:style-name="P2"/>
      <text:p text:style-name="P2"/>
      <text:p text:style-name="P2">10 Themenbereiche 3 Punkte pro Themenbereich</text:p>
      <text:p text:style-name="P2">pro Themenbereich paar vllt 4 kleine Fragen mit kleinen Antworten</text:p>
      <text:p text:style-name="P2">Überall Grundlagen also Definitionen wissen bringen</text:p>
      <text:p text:style-name="P2">und Übertragenes Wissen</text:p>
      <text:p text:style-name="P2">typische Frage: Simd Mimd Sisd hälfte der Zeit -&gt; Hälfte der Fragen</text:p>
      <text:p text:style-name="P2">Fragen zu Subjekt Orientierten Services und Objekt Orientierten Services</text:p>
      <text:p text:style-name="P2">Edge Server und ACID Kriterien Auf jeden Fall</text:p>
      <text:p text:style-name="P2">Kein Code!! </text:p>
      <text:p text:style-name="P2">Alles Nur Verstehen. Grafiken nich nachmalen, sondern neu selber machen</text:p>
      <text:p text:style-name="P2">Cache cs. Replikation</text:p>
      <text:p text:style-name="P2">TCP vs. UDP</text:p>
      <text:p text:style-name="P2">Skalierung mit irgendeinem Gesetz Keine Skalierungsberechnungen</text:p>
      <text:p text:style-name="P2">Größenordnung der Skalierungsfaktoren Tabellen</text:p>
      <text:p text:style-name="P2">GrößenOrdnung der Verfahren stehen drin. Grob Auswendiglernen als einziges Detailwisse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9T11:24:47.45</meta:creation-date>
    <meta:editing-duration>PT17H36M52S</meta:editing-duration>
    <meta:editing-cycles>124</meta:editing-cycles>
    <meta:generator>OpenOffice/4.0.0$Win32 OpenOffice.org_project/400m3$Build-9702</meta:generator>
    <dc:date>2015-07-20T23:25:58.12</dc:date>
    <meta:document-statistic meta:table-count="0" meta:image-count="0" meta:object-count="0" meta:page-count="6" meta:paragraph-count="209" meta:word-count="1811" meta:character-count="12737"/>
    <meta:user-defined meta:name="Info 1"/>
    <meta:user-defined meta:name="Info 2"/>
    <meta:user-defined meta:name="Info 3"/>
    <meta:user-defined meta:name="Info 4"/>
  </office:meta>
</office:document-meta>
</file>